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3" style:family="table-cell" style:parent-style-name="Default" style:data-style-name="N0">
      <style:table-cell-properties fo:background-color="#eeee77"/>
    </style:style>
    <style:style style:name="ce60" style:family="table-cell" style:parent-style-name="Default" style:data-style-name="N0">
      <style:table-cell-properties fo:background-color="#88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5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777777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/>
          <table:table-cell table:style-name="ce51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/>
          <table:table-cell table:style-name="ce83"/>
          <table:table-cell table:style-name="ce60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3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51" table:number-columns-repeated="2"/>
          <table:table-cell table:style-name="ce83" table:number-columns-repeated="3"/>
          <table:table-cell table:style-name="ce51" table:number-columns-repeated="2"/>
          <table:table-cell table:style-name="ce83"/>
          <table:table-cell table:style-name="ce51" table:number-columns-repeated="2"/>
          <table:table-cell table:style-name="ce83"/>
          <table:table-cell table:style-name="ce51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9"/>
          <table:table-cell table:style-name="ce51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">
          <table:table-cell table:style-name="ce51" table:number-columns-repeated="6"/>
          <table:table-cell table:style-name="ce83"/>
          <table:table-cell table:style-name="ce51"/>
          <table:table-cell table:style-name="ce83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2"/>
          <table:table-cell table:style-name="ce51" table:number-columns-repeated="5"/>
          <table:table-cell table:style-name="ce50"/>
          <table:table-cell table:style-name="ce6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0" table:number-columns-repeated="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 table:number-columns-repeated="7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 table:number-columns-repeated="9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0"/>
          <table:table-cell table:style-name="ce62" table:number-columns-repeated="7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0" table:number-columns-repeated="7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11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4"/>
          <table:table-cell table:number-columns-repeated="1004"/>
        </table:table-row>
        <table:table-row table:style-name="ro2"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2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2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2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0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0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3"/>
          <table:table-cell table:style-name="ce51" table:number-columns-repeated="5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5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6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2" table:number-columns-repeated="7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0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1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7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Default" table:number-columns-repeated="8"/>
          <table:table-cell table:style-name="ce62" table:number-columns-repeated="16"/>
          <table:table-cell table:style-name="ce52" office:value-type="string" calcext:value-type="string">
            <text:p>5,6</text:p>
          </table:table-cell>
          <table:table-cell table:number-columns-repeated="978"/>
        </table:table-row>
        <table:table-row table:style-name="ro3">
          <table:table-cell table:style-name="ce62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style-name="ce52" office:value-type="string" calcext:value-type="string">
            <text:p>7,8</text:p>
          </table:table-cell>
          <table:table-cell table:number-columns-repeated="978"/>
        </table:table-row>
        <table:table-row table:style-name="ro3">
          <table:table-cell table:style-name="ce59" table:number-columns-repeated="7"/>
          <table:table-cell table:style-name="ce62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7"/>
          <table:table-cell table:style-name="ce62" table:number-columns-repeated="2"/>
          <table:table-cell table:style-name="ce59" table:number-columns-repeated="5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 table:number-columns-repeated="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8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11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2"/>
          <table:table-cell table:style-name="ce62" table:number-columns-repeated="10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3"/>
          <table:table-cell table:style-name="ce62" table:number-columns-repeated="9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7"/>
          <table:table-cell table:style-name="ce59" table:number-columns-repeated="3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2"/>
          <table:table-cell table:style-name="ce62" table:number-columns-repeated="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3"/>
          <table:table-cell table:style-name="ce62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Default" table:number-columns-repeated="8"/>
          <table:table-cell table:style-name="ce62" table:number-columns-repeated="16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4"/>
          <table:table-cell table:style-name="ce62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62" table:number-columns-repeated="5"/>
          <table:table-cell table:style-name="ce59" table:number-columns-repeated="2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4"/>
          <table:table-cell table:style-name="ce59" table:number-columns-repeated="3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 table:number-columns-repeated="5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73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1"/>
          <table:table-cell table:style-name="ce73"/>
          <table:table-cell table:style-name="ce61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/>
          <table:table-cell table:style-name="ce61"/>
          <table:table-cell table:style-name="ce73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59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0:51:01.03876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68</meta:editing-cycles>
    <meta:editing-duration>P2DT7H52M30S</meta:editing-duration>
    <dc:date>2020-03-12T01:52:40.007853533</dc:date>
    <meta:document-statistic meta:table-count="2" meta:cell-count="148" meta:object-count="0"/>
  </office:meta>
</office:document-meta>
</file>